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DAPQuery.connec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DAPTransformer.endShowAttributeEle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DAPQuery.execute( )</text:p>
          </table:table-cell>
          <table:table-cell office:value-type="float" office:value="104">
            <text:p text:style-name="Table_20_Contents">104</text:p>
          </table:table-cell>
          <table:table-cell office:value-type="float" office:value="81">
            <text:p text:style-name="Table_20_Contents">81</text:p>
          </table:table-cell>
          <table:table-cell office:value-type="float" office:value="487">
            <text:p text:style-name="Table_20_Contents">487</text:p>
          </table:table-cell>
        </table:table-row>
        <table:table-row>
          <table:table-cell office:value-type="string">
            <text:p text:style-name="Table_20_Contents">LDAPTransformer.endAuthentication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Transformer.start( String name , AttributesImpl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DAPTransformer.endCountLimit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Transformer.endFilter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DAPTransformer.startParameterElement( int state ,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DAPTransformer.startFilterElement( Attributes attribut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DAPTransformer.endRow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Transformer.endVersion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Transformer.endElement( String uri , String name , String raw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1">
            <text:p text:style-name="Table_20_Contents">1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LDAPTransformer.startAttributeElement( Attributes attribute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LDAPQuery.debugPri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LDAPTransformer.endDnAttrib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Query.LDAPQuery( LDAP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LDAPTransformer.setDefaultProperty( Parameters parameters , String propert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DAPTransformer.endAttributeElem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DAPTransformer.getQuery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Transformer.en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Transformer.startElement( String uri , String name , String raw , Attributes attributes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3">
            <text:p text:style-name="Table_20_Contents">3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LDAPTransformer.getCurrent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Transformer.endDoc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Transformer.endInitialContext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DAPTransformer.endPassword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Transformer.endExecuteElement( int state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DAPTransformer.endSaxErr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DAPTransformer.endServerurl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Transformer.throwIllegalStat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Transformer.executeQuery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DAPTransformer.endRootDn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Transformer.startExecuteEle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Query.recodeToLDAPEncoding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DAPTransformer.getThe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Transformer.endDebug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Transformer.data(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DAPQuery.addInitialContextValu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Transformer.storeQuery( int next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DAPQuery.disconnec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DAPTransformer.endPort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Transformer.startQueryParameterElement( int state ,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DAPTransformer.getStringValu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Transformer.endTimeLimit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Query.recodeFromLDAPEncoding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DAPTransformer.endDerefLink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Query.addAttrModeVal( String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Transformer.setDocumentLocator( Locator loca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DAPTransformer.startExecuteElement( int state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Transformer.startInitialContextElement( Attributes attribute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LDAPTransformer.endScope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Transformer.endInitializer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Transformer.endError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Transformer.endSearchbase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Query.addAttrVal( String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Transformer.startShowAttributeElement( Attributes attribu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DAPTransformer.setup( SourceResolver resolver , Map objectModel , String source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LDAPTransformer.characters( char ary [ ] , int start , int length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43">
            <text:p text:style-name="Table_20_Contents">4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LDAPQuery.addAttrList( String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Query.initConstraints( SearchControls constrai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